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31957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12" calcext:value-type="float">
            <text:p>101.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957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957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957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957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957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957</text:p>
          </table:table-cell>
          <table:table-cell office:value-type="string" calcext:value-type="string">
            <text:p>201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957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957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872" calcext:value-type="float">
            <text:p>100.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957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957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957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957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957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957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957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957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957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957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957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296" calcext:value-type="float">
            <text:p>99.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957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